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ourceSansPro-Bold" svg:font-family="SourceSansPro-Bold" style:font-family-generic="roman" style:font-pitch="variable"/>
    <style:font-face style:name="SourceSansPro-Regular" svg:font-family="SourceSansPro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paragraph-rsid="0009b04d"/>
    </style:style>
    <style:style style:name="P2" style:family="paragraph" style:parent-style-name="Text_20_body">
      <style:text-properties fo:language="en" fo:country="GB" fo:font-weight="bold" style:font-weight-asian="bold" style:font-weight-complex="bold"/>
    </style:style>
    <style:style style:name="P3" style:family="paragraph" style:parent-style-name="Text_20_body">
      <style:text-properties fo:language="en" fo:country="GB" fo:font-weight="normal" officeooo:rsid="001d36e2" officeooo:paragraph-rsid="001d36e2" style:font-weight-asian="normal" style:font-weight-complex="normal"/>
    </style:style>
    <style:style style:name="P4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17c923"/>
    </style:style>
    <style:style style:name="P5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ff983" officeooo:paragraph-rsid="00118c6a"/>
    </style:style>
    <style:style style:name="P6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dbaa0" officeooo:paragraph-rsid="000e0f72"/>
    </style:style>
    <style:style style:name="P7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dbaa0" officeooo:paragraph-rsid="00134f4f"/>
    </style:style>
    <style:style style:name="P8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dbaa0" officeooo:paragraph-rsid="00134f4f"/>
    </style:style>
    <style:style style:name="P9" style:family="paragraph" style:parent-style-name="Title">
      <style:text-properties fo:language="en" fo:country="GB"/>
    </style:style>
    <style:style style:name="P10" style:family="paragraph" style:parent-style-name="Heading_20_1">
      <style:text-properties fo:language="en" fo:country="GB"/>
    </style:style>
    <style:style style:name="P11" style:family="paragraph" style:parent-style-name="Heading_20_1" style:list-style-name="">
      <style:text-properties fo:language="en" fo:country="GB"/>
    </style:style>
    <style:style style:name="P12" style:family="paragraph" style:parent-style-name="Heading_20_1" style:list-style-name="">
      <style:text-properties fo:language="en" fo:country="GB" officeooo:paragraph-rsid="00276ad7"/>
    </style:style>
    <style:style style:name="P13" style:family="paragraph" style:parent-style-name="Heading_20_1">
      <style:paragraph-properties fo:break-before="page"/>
      <style:text-properties fo:language="en" fo:country="GB"/>
    </style:style>
    <style:style style:name="P14" style:family="paragraph" style:parent-style-name="Heading_20_1">
      <style:paragraph-properties fo:break-before="page"/>
      <style:text-properties fo:language="en" fo:country="GB" officeooo:paragraph-rsid="00276ad7"/>
    </style:style>
    <style:style style:name="P15" style:family="paragraph" style:parent-style-name="Text_20_body" style:list-style-name="L1">
      <style:text-properties fo:language="en" fo:country="GB"/>
    </style:style>
    <style:style style:name="P16" style:family="paragraph" style:parent-style-name="Text_20_body" style:list-style-name="L1">
      <style:text-properties fo:language="en" fo:country="GB" officeooo:paragraph-rsid="000e0f72"/>
    </style:style>
    <style:style style:name="P17" style:family="paragraph" style:parent-style-name="Text_20_body" style:list-style-name="L1">
      <style:text-properties fo:language="en" fo:country="GB" officeooo:paragraph-rsid="00134f4f"/>
    </style:style>
    <style:style style:name="P18" style:family="paragraph" style:parent-style-name="Text_20_body">
      <style:text-properties fo:language="en" fo:country="GB" fo:font-weight="bold" style:font-weight-asian="bold" style:font-weight-complex="bold"/>
    </style:style>
    <style:style style:name="P19" style:family="paragraph" style:parent-style-name="Text_20_body">
      <style:text-properties fo:language="en" fo:country="GB" fo:font-weight="bold" officeooo:paragraph-rsid="00253f13" style:font-weight-asian="bold" style:font-weight-complex="bold"/>
    </style:style>
    <style:style style:name="P20" style:family="paragraph" style:parent-style-name="Text_20_body">
      <style:text-properties fo:language="en" fo:country="GB" fo:font-weight="bold" officeooo:rsid="002a9677" officeooo:paragraph-rsid="002a9677" style:font-weight-asian="bold" style:font-weight-complex="bold"/>
    </style:style>
    <style:style style:name="P21" style:family="paragraph" style:parent-style-name="Text_20_body">
      <style:text-properties fo:language="en" fo:country="GB" fo:font-weight="bold" officeooo:rsid="002a9677" officeooo:paragraph-rsid="0032585c" style:font-weight-asian="bold" style:font-weight-complex="bold"/>
    </style:style>
    <style:style style:name="P22" style:family="paragraph" style:parent-style-name="Text_20_body" style:list-style-name="L2">
      <style:text-properties fo:language="en" fo:country="GB" fo:font-weight="bold" officeooo:rsid="002bdfe3" officeooo:paragraph-rsid="002f9373" style:font-weight-asian="bold" style:font-weight-complex="bold"/>
    </style:style>
    <style:style style:name="P23" style:family="paragraph" style:parent-style-name="Text_20_body" style:list-style-name="L2">
      <style:text-properties fo:language="en" fo:country="GB" fo:font-weight="bold" officeooo:rsid="002bdfe3" officeooo:paragraph-rsid="00301412" style:font-weight-asian="bold" style:font-weight-complex="bold"/>
    </style:style>
    <style:style style:name="P24" style:family="paragraph" style:parent-style-name="Text_20_body" style:list-style-name="L2">
      <style:text-properties fo:language="en" fo:country="GB" fo:font-weight="bold" officeooo:rsid="002bdfe3" officeooo:paragraph-rsid="0030d507" style:font-weight-asian="bold" style:font-weight-complex="bold"/>
    </style:style>
    <style:style style:name="P25" style:family="paragraph" style:parent-style-name="Text_20_body" style:list-style-name="L2">
      <style:text-properties fo:language="en" fo:country="GB" fo:font-weight="bold" officeooo:rsid="002bdfe3" officeooo:paragraph-rsid="0030d547" style:font-weight-asian="bold" style:font-weight-complex="bold"/>
    </style:style>
    <style:style style:name="P26" style:family="paragraph" style:parent-style-name="Text_20_body" style:list-style-name="L11">
      <style:text-properties fo:language="en" fo:country="GB" fo:font-weight="bold" officeooo:rsid="002bdfe3" officeooo:paragraph-rsid="00301412" style:font-weight-asian="bold" style:font-weight-complex="bold"/>
    </style:style>
    <style:style style:name="P27" style:family="paragraph" style:parent-style-name="Text_20_body" style:list-style-name="L11">
      <style:text-properties fo:language="en" fo:country="GB" fo:font-weight="bold" officeooo:rsid="002bdfe3" officeooo:paragraph-rsid="002c98a1" style:font-weight-asian="bold" style:font-weight-complex="bold"/>
    </style:style>
    <style:style style:name="P28" style:family="paragraph" style:parent-style-name="Text_20_body" style:list-style-name="L12">
      <style:text-properties fo:language="en" fo:country="GB" fo:font-weight="bold" officeooo:rsid="002bdfe3" officeooo:paragraph-rsid="00301412" style:font-weight-asian="bold" style:font-weight-complex="bold"/>
    </style:style>
    <style:style style:name="P29" style:family="paragraph" style:parent-style-name="Text_20_body" style:list-style-name="L12">
      <style:text-properties fo:language="en" fo:country="GB" fo:font-weight="bold" officeooo:rsid="002bdfe3" officeooo:paragraph-rsid="002d641f" style:font-weight-asian="bold" style:font-weight-complex="bold"/>
    </style:style>
    <style:style style:name="P30" style:family="paragraph" style:parent-style-name="Text_20_body" style:list-style-name="L9">
      <style:text-properties fo:language="en" fo:country="GB" fo:font-weight="bold" officeooo:rsid="002d641f" officeooo:paragraph-rsid="002d641f" style:font-weight-asian="bold" style:font-weight-complex="bold"/>
    </style:style>
    <style:style style:name="P31" style:family="paragraph" style:parent-style-name="Text_20_body" style:list-style-name="L2">
      <style:text-properties fo:language="en" fo:country="GB" fo:font-weight="bold" officeooo:rsid="002f9373" officeooo:paragraph-rsid="002f9373" style:font-weight-asian="bold" style:font-weight-complex="bold"/>
    </style:style>
    <style:style style:name="P32" style:family="paragraph" style:parent-style-name="Text_20_body" style:list-style-name="L2">
      <style:text-properties fo:language="en" fo:country="GB" fo:font-weight="bold" officeooo:rsid="002f9373" officeooo:paragraph-rsid="00301412" style:font-weight-asian="bold" style:font-weight-complex="bold"/>
    </style:style>
    <style:style style:name="P33" style:family="paragraph" style:parent-style-name="Text_20_body">
      <style:text-properties fo:language="en" fo:country="GB" fo:font-weight="normal" officeooo:rsid="00253f13" officeooo:paragraph-rsid="00253f13" style:font-weight-asian="normal" style:font-weight-complex="normal"/>
    </style:style>
    <style:style style:name="P34" style:family="paragraph" style:parent-style-name="Text_20_body">
      <style:text-properties fo:language="en" fo:country="GB" fo:font-weight="normal" officeooo:rsid="00270725" officeooo:paragraph-rsid="00270725" style:font-weight-asian="normal" style:font-weight-complex="normal"/>
    </style:style>
    <style:style style:name="P35" style:family="paragraph" style:parent-style-name="Text_20_body" style:list-style-name="L2">
      <style:text-properties fo:language="en" fo:country="GB" fo:font-weight="normal" officeooo:rsid="002a9677" officeooo:paragraph-rsid="002f9373" style:font-weight-asian="normal" style:font-weight-complex="normal"/>
    </style:style>
    <style:style style:name="P36" style:family="paragraph" style:parent-style-name="Text_20_body" style:list-style-name="L2">
      <style:text-properties fo:language="en" fo:country="GB" fo:font-weight="normal" officeooo:rsid="002a9677" officeooo:paragraph-rsid="00301412" style:font-weight-asian="normal" style:font-weight-complex="normal"/>
    </style:style>
    <style:style style:name="P37" style:family="paragraph" style:parent-style-name="Text_20_body" style:list-style-name="L3">
      <style:text-properties fo:language="en" fo:country="GB" fo:font-weight="normal" officeooo:rsid="0030d547" officeooo:paragraph-rsid="0030d547" style:font-weight-asian="normal" style:font-weight-complex="normal"/>
    </style:style>
    <style:style style:name="P38" style:family="paragraph" style:parent-style-name="Text_20_body" style:list-style-name="L3">
      <style:paragraph-properties fo:text-align="start" style:justify-single-word="false"/>
      <style:text-properties fo:language="en" fo:country="GB" fo:font-weight="normal" officeooo:rsid="0030d547" officeooo:paragraph-rsid="0030d547" style:font-weight-asian="normal" style:font-weight-complex="normal"/>
    </style:style>
    <style:style style:name="P39" style:family="paragraph" style:parent-style-name="Text_20_body" style:list-style-name="L4">
      <style:text-properties fo:language="en" fo:country="GB" fo:font-weight="normal" officeooo:rsid="003200fd" officeooo:paragraph-rsid="003200fd" style:font-weight-asian="normal" style:font-weight-complex="normal"/>
    </style:style>
    <style:style style:name="P40" style:family="paragraph" style:parent-style-name="Text_20_body" style:list-style-name="L5">
      <style:text-properties fo:language="en" fo:country="GB" fo:font-weight="normal" officeooo:rsid="0032585c" officeooo:paragraph-rsid="0032585c" style:font-weight-asian="normal" style:font-weight-complex="normal"/>
    </style:style>
    <style:style style:name="P41" style:family="paragraph" style:parent-style-name="Text_20_body" style:list-style-name="L6">
      <style:text-properties fo:language="en" fo:country="GB" fo:font-weight="normal" officeooo:rsid="0032585c" officeooo:paragraph-rsid="0032585c" style:font-weight-asian="normal" style:font-weight-complex="normal"/>
    </style:style>
    <style:style style:name="P42" style:family="paragraph" style:parent-style-name="Text_20_body">
      <style:text-properties fo:language="en" fo:country="GB" officeooo:rsid="00276ad7" officeooo:paragraph-rsid="00276ad7"/>
    </style:style>
    <style:style style:name="P43" style:family="paragraph" style:parent-style-name="Text_20_body" style:list-style-name="L5">
      <style:text-properties fo:language="en" fo:country="GB" fo:font-style="normal" fo:font-weight="normal" officeooo:rsid="0032585c" officeooo:paragraph-rsid="0032585c" style:font-style-asian="normal" style:font-weight-asian="normal" style:font-style-complex="normal" style:font-weight-complex="normal"/>
    </style:style>
    <style:style style:name="P44" style:family="paragraph" style:parent-style-name="Text_20_body" style:list-style-name="L6">
      <style:text-properties fo:language="en" fo:country="GB" fo:font-style="normal" fo:font-weight="normal" officeooo:rsid="0032585c" officeooo:paragraph-rsid="0032585c" style:font-style-asian="normal" style:font-weight-asian="normal" style:font-style-complex="normal" style:font-weight-complex="normal"/>
    </style:style>
    <style:style style:name="P45" style:family="paragraph" style:parent-style-name="Text_20_body" style:list-style-name="L6">
      <style:text-properties fo:language="en" fo:country="GB" fo:font-style="normal" fo:font-weight="normal" officeooo:rsid="00331950" officeooo:paragraph-rsid="00331950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style:text-position="0% 100%" fo:language="en" fo:country="GB" fo:font-weight="bold" officeooo:rsid="00276ad7" officeooo:paragraph-rsid="00276ad7" style:font-weight-asian="bold" style:font-weight-complex="bold"/>
    </style:style>
    <style:style style:name="P47" style:family="paragraph" style:parent-style-name="Text_20_body" style:list-style-name="L2">
      <style:text-properties officeooo:paragraph-rsid="002f9373"/>
    </style:style>
    <style:style style:name="P48" style:family="paragraph" style:parent-style-name="Text_20_body" style:list-style-name="L2">
      <style:text-properties officeooo:paragraph-rsid="00301412"/>
    </style:style>
    <style:style style:name="P49" style:family="paragraph" style:parent-style-name="Text_20_body" style:list-style-name="L4">
      <style:text-properties officeooo:paragraph-rsid="003200fd"/>
    </style:style>
    <style:style style:name="P50" style:family="paragraph" style:parent-style-name="Text_20_body" style:list-style-name="L5"/>
    <style:style style:name="P51" style:family="paragraph" style:parent-style-name="Text_20_body" style:list-style-name="L6">
      <style:text-properties officeooo:paragraph-rsid="0032585c"/>
    </style:style>
    <style:style style:name="P52" style:family="paragraph" style:parent-style-name="Text_20_body" style:list-style-name="L9">
      <style:text-properties officeooo:paragraph-rsid="002e67c6"/>
    </style:style>
    <style:style style:name="P53" style:family="paragraph" style:parent-style-name="Text_20_body" style:list-style-name="L9">
      <style:text-properties officeooo:paragraph-rsid="003466e8"/>
    </style:style>
    <style:style style:name="P54" style:family="paragraph" style:parent-style-name="Text_20_body" style:list-style-name="L10"/>
    <style:style style:name="P55" style:family="paragraph" style:parent-style-name="Text_20_body" style:list-style-name="L10">
      <style:text-properties officeooo:paragraph-rsid="002e67c6"/>
    </style:style>
    <style:style style:name="P56" style:family="paragraph" style:parent-style-name="Text_20_body" style:list-style-name="L10">
      <style:text-properties officeooo:paragraph-rsid="00301412"/>
    </style:style>
    <style:style style:name="P57" style:family="paragraph" style:parent-style-name="Text_20_body" style:list-style-name="L10">
      <style:text-properties officeooo:paragraph-rsid="003466e8"/>
    </style:style>
    <style:style style:name="P58" style:family="paragraph" style:parent-style-name="Text_20_body">
      <style:paragraph-properties fo:break-before="page"/>
      <style:text-properties fo:language="en" fo:country="GB" fo:font-weight="bold" officeooo:rsid="002a9677" officeooo:paragraph-rsid="002a9677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0dbaa0"/>
    </style:style>
    <style:style style:name="T3" style:family="text">
      <style:text-properties fo:language="en" fo:country="GB" fo:font-style="italic" style:font-style-asian="italic" style:font-style-complex="italic"/>
    </style:style>
    <style:style style:name="T4" style:family="text">
      <style:text-properties fo:language="en" fo:country="GB" fo:font-style="italic" fo:font-weight="normal" officeooo:rsid="002e67c6" style:font-style-asian="italic" style:font-weight-asian="normal" style:font-style-complex="italic" style:font-weight-complex="normal"/>
    </style:style>
    <style:style style:name="T5" style:family="text">
      <style:text-properties fo:language="en" fo:country="GB" fo:font-style="italic" fo:font-weight="normal" officeooo:rsid="0032585c" style:font-style-asian="italic" style:font-weight-asian="normal" style:font-style-complex="italic" style:font-weight-complex="normal"/>
    </style:style>
    <style:style style:name="T6" style:family="text">
      <style:text-properties fo:language="en" fo:country="GB" fo:font-weight="normal" officeooo:rsid="0032585c" style:font-weight-asian="normal" style:font-weight-complex="normal"/>
    </style:style>
    <style:style style:name="T7" style:family="text">
      <style:text-properties fo:language="en" fo:country="GB" fo:font-weight="normal" officeooo:rsid="002bdfe3" style:font-weight-asian="normal" style:font-weight-complex="normal"/>
    </style:style>
    <style:style style:name="T8" style:family="text">
      <style:text-properties fo:language="en" fo:country="GB" fo:font-weight="normal" officeooo:rsid="002f9373" style:font-weight-asian="normal" style:font-weight-complex="normal"/>
    </style:style>
    <style:style style:name="T9" style:family="text">
      <style:text-properties fo:language="en" fo:country="GB" fo:font-weight="normal" officeooo:rsid="003200fd" style:font-weight-asian="normal" style:font-weight-complex="normal"/>
    </style:style>
    <style:style style:name="T10" style:family="text">
      <style:text-properties officeooo:rsid="0011fbef"/>
    </style:style>
    <style:style style:name="T11" style:family="text">
      <style:text-properties officeooo:rsid="00144f5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e67c6" style:font-style-asian="italic" style:font-style-complex="italic"/>
    </style:style>
    <style:style style:name="T14" style:family="text">
      <style:text-properties fo:font-style="italic" officeooo:rsid="00301412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d641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01412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385c6" style:font-weight-asian="bold" style:font-weight-complex="bold"/>
    </style:style>
    <style:style style:name="T20" style:family="text">
      <style:text-properties officeooo:rsid="001fedd0"/>
    </style:style>
    <style:style style:name="T21" style:family="text">
      <style:text-properties officeooo:rsid="00216dda"/>
    </style:style>
    <style:style style:name="T22" style:family="text">
      <style:text-properties officeooo:rsid="002270f0"/>
    </style:style>
    <style:style style:name="T23" style:family="text">
      <style:text-properties officeooo:rsid="002385c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c0cd4" style:font-weight-asian="normal" style:font-weight-complex="normal"/>
    </style:style>
    <style:style style:name="T26" style:family="text">
      <style:text-properties fo:font-weight="normal" officeooo:rsid="002c98a1" style:font-weight-asian="normal" style:font-weight-complex="normal"/>
    </style:style>
    <style:style style:name="T27" style:family="text">
      <style:text-properties fo:font-weight="normal" officeooo:rsid="002d641f" style:font-weight-asian="normal" style:font-weight-complex="normal"/>
    </style:style>
    <style:style style:name="T28" style:family="text">
      <style:text-properties fo:font-weight="normal" officeooo:rsid="00301412" style:font-weight-asian="normal" style:font-weight-complex="normal"/>
    </style:style>
    <style:style style:name="T29" style:family="text">
      <style:text-properties fo:font-weight="normal" officeooo:rsid="0030d547" style:font-weight-asian="normal" style:font-weight-complex="normal"/>
    </style:style>
    <style:style style:name="T30" style:family="text">
      <style:text-properties officeooo:rsid="002bdfe3"/>
    </style:style>
    <style:style style:name="T31" style:family="text">
      <style:text-properties officeooo:rsid="002c98a1"/>
    </style:style>
    <style:style style:name="T32" style:family="text">
      <style:text-properties officeooo:rsid="00301412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officeooo:rsid="0032585c"/>
    </style:style>
    <style:style style:name="T36" style:family="text">
      <style:text-properties officeooo:rsid="003319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ercice Artificial Intelligence<text:line-break/>Assignment 1</text:p>
      <text:p text:style-name="P1"/>
      <text:h text:style-name="P10" text:outline-level="1">1 Theory</text:h>
      <text:p text:style-name="P2">What is the runtime complexity of</text:p>
      <text:list xml:id="list5492331713292749065" text:style-name="L1">
        <text:list-item>
          <text:p text:style-name="P16">the “insert” operation at the end of a single linked list?</text:p>
        </text:list-item>
      </text:list>
      <text:p text:style-name="P6"><text:tab/>O(1); List keeps pointer to the last node (=tail). Sets next of tail node to new node. <text:tab/>Sets the new node as tail node.</text:p>
      <text:list xml:id="list2933646021106" text:continue-numbering="true" text:style-name="L1">
        <text:list-item>
          <text:p text:style-name="P16">the “insert” operation at the end of a list backed by an array?</text:p>
        </text:list-item>
      </text:list>
      <text:p text:style-name="P5"><text:tab/>O(1) amortized, but O(n) worst-case since the array must be resized and copied.<text:line-break/><text:tab/><text:span text:style-name="T10">(see </text:span><text:a xlink:type="simple" xlink:href="https://en.wikipedia.org/wiki/Amortized_analysis#Dynamic_Array" text:style-name="Internet_20_link" text:visited-style-name="Visited_20_Internet_20_Link"><text:span text:style-name="T10">https://en.wikipedia.org/wiki/Amortized_analysis#Dynamic_Array</text:span></text:a><text:span text:style-name="T10">)</text:span></text:p>
      <text:list xml:id="list2934600555065" text:continue-numbering="true" text:style-name="L1">
        <text:list-item>
          <text:p text:style-name="P17">the “insert” operation of a hash table (hash set)?</text:p>
        </text:list-item>
      </text:list>
      <text:p text:style-name="P7"><text:tab/>O(1) in average, but O(n) in worst-case (Handling of collisions)</text:p>
      <text:list xml:id="list2932896772037" text:continue-numbering="true" text:style-name="L1">
        <text:list-item>
          <text:p text:style-name="P17">the “contains” operation of a list? </text:p>
        </text:list-item>
      </text:list>
      <text:p text:style-name="P4"><text:span text:style-name="T2">O(n), must iterate through list<text:line-break/>(see </text:span><text:a xlink:type="simple" xlink:href="http://docs.oracle.com/javase/6/docs/api/java/util/ArrayList.html" text:style-name="Internet_20_link" text:visited-style-name="Visited_20_Internet_20_Link"><text:span text:style-name="T1">http://docs.oracle.com/javase/6/docs/api/java/util/ArrayList.html</text:span></text:a><text:span text:style-name="T2">: </text:span><text:span text:style-name="T3">All of the other operations run in linear time</text:span><text:span text:style-name="T2">)</text:span></text:p>
      <text:list xml:id="list2934414817229" text:continue-numbering="true" text:style-name="L1">
        <text:list-item>
          <text:p text:style-name="P15">the “contains” operation of a hash table (hash set)?</text:p>
        </text:list-item>
      </text:list>
      <text:p text:style-name="P8"><text:tab/>O(1) in average, but O(n) in worst-case (Handling of collisions)</text:p>
      <text:p text:style-name="P2">Which data structure should we actually choose to implement a “closed list” as it is o<text:span text:style-name="T11">ft</text:span>en called in the literature?</text:p>
      <text:p text:style-name="P3">The closed list is used to insert visited nodes, and check if a node is already in the list (contains). <text:span text:style-name="T21">Hence the</text:span> <text:span text:style-name="Source_20_Text">insert</text:span> and <text:span text:style-name="Source_20_Text">contains</text:span> <text:span text:style-name="T22">operation </text:span>must be fast. The <text:span text:style-name="T19">hash table</text:span><text:span text:style-name="T23"> </text:span>offers a constant time complexity on both <text:span text:style-name="T21">of these </text:span>operations and <text:span text:style-name="T20">should</text:span> therefore <text:span text:style-name="T20">be chosen to implement a “closed list” (as it is often called in the literature).</text:span></text:p>
      <text:h text:style-name="P11" text:outline-level="1"/>
      <text:h text:style-name="P13" text:outline-level="1">3 Heuristic Search</text:h>
      <text:p text:style-name="P19">c) Which of the heuristics guarantees that Greedy Best-First Search will lead to an optimal solution?</text:p>
      <text:p text:style-name="P33">None. GBFS doesn’t always find the optimal solution. Both heuristics generate a solution with the same amount of steps. The euclidean heuristics will find a solution which looks more like a direct line, but is more turns (zig-zag). The Manhattan heuristics generates a solutions with more “straight lines”.</text:p>
      <text:p text:style-name="P19">Which of them guarantees obtaining an optimal solution using A* Search?</text:p>
      <text:p text:style-name="P33">The A* heuristics is always optimal, the (topological) differences between euclidean and Manhattan heuristics are the same as above.</text:p>
      <text:p text:style-name="P2">d) Which of the heuristics is better?</text:p>
      <text:p text:style-name="P34">Manhattan may find its way faster. But all together there are no big benefits or disadvantages y using one ore the other.</text:p>
      <text:h text:style-name="P12" text:outline-level="1"/>
      <text:h text:style-name="P14" text:outline-level="1">4 Create a Level</text:h>
      <text:p text:style-name="P46">a)</text:p>
      <text:p text:style-name="P42">BFS and IDS will always deliver the same results. They work basically the same way, only that BFS uses (much) more space and IDS does part of its work redundantly.</text:p>
      <text:p text:style-name="P20">b)</text:p>
      <text:p text:style-name="P20">BFS <text:span text:style-name="T30">(order: ^, v, &lt;, &gt;)</text:span></text:p>
      <text:list xml:id="list6539429488248129291" text:style-name="L9">
        <text:list-item>
          <text:p text:style-name="P52"><text:span text:style-name="T7">(1, 2) </text:span><text:span text:style-name="T4">(dequeue)</text:span></text:p>
        </text:list-item>
      </text:list>
      <text:list xml:id="list6174531472904875360" text:style-name="L10">
        <text:list-item>
          <text:list>
            <text:list-item>
              <text:p text:style-name="P55">^ (1, 1) = 1 <text:span text:style-name="T13">(</text:span><text:span text:style-name="T4">enqueue)</text:span></text:p>
            </text:list-item>
            <text:list-item>
              <text:p text:style-name="P54">v <text:span text:style-name="T14">not possible</text:span></text:p>
            </text:list-item>
            <text:list-item>
              <text:p text:style-name="P56">&lt; <text:span text:style-name="T14">not possible</text:span></text:p>
            </text:list-item>
            <text:list-item>
              <text:p text:style-name="P57">&gt; (2, 2) = 1</text:p>
            </text:list-item>
          </text:list>
        </text:list-item>
      </text:list>
      <text:list xml:id="list2934588087898" text:continue-list="list6539429488248129291" text:style-name="L9">
        <text:list-item>
          <text:p text:style-name="P53"><text:span text:style-name="T7">(1, 1) </text:span></text:p>
        </text:list-item>
      </text:list>
      <text:list xml:id="list1984421093457311445" text:style-name="L11">
        <text:list-item>
          <text:list>
            <text:list-item>
              <text:p text:style-name="P26"><text:span text:style-name="T25">^ </text:span><text:span text:style-name="T17">not possible</text:span></text:p>
            </text:list-item>
            <text:list-item>
              <text:p text:style-name="P26"><text:span text:style-name="T25">v </text:span><text:span text:style-name="T17">already visited</text:span></text:p>
            </text:list-item>
            <text:list-item>
              <text:p text:style-name="P26"><text:span text:style-name="T26">&lt;</text:span><text:span text:style-name="T25"> </text:span><text:span text:style-name="T17">not possible</text:span></text:p>
            </text:list-item>
            <text:list-item>
              <text:p text:style-name="P27"><text:span text:style-name="T26">&gt;</text:span><text:span text:style-name="T25"> </text:span><text:span text:style-name="T26">(2, 1) </text:span><text:span text:style-name="T27">= 2</text:span></text:p>
            </text:list-item>
          </text:list>
        </text:list-item>
      </text:list>
      <text:list xml:id="list2933151801750" text:continue-list="list2934588087898" text:style-name="L9">
        <text:list-item>
          <text:p text:style-name="P30"><text:span text:style-name="T24">(2, 2)</text:span></text:p>
        </text:list-item>
      </text:list>
      <text:list xml:id="list1880476554306495816" text:style-name="L12">
        <text:list-item>
          <text:list>
            <text:list-item>
              <text:p text:style-name="P28"><text:span text:style-name="T25">^ </text:span><text:span text:style-name="T17">already visited</text:span></text:p>
            </text:list-item>
            <text:list-item>
              <text:p text:style-name="P28"><text:span text:style-name="T25">v </text:span><text:span text:style-name="T17">not possible</text:span></text:p>
            </text:list-item>
            <text:list-item>
              <text:p text:style-name="P28"><text:span text:style-name="T26">&lt;</text:span><text:span text:style-name="T25"> </text:span><text:span text:style-name="T17">already visited</text:span></text:p>
            </text:list-item>
            <text:list-item>
              <text:p text:style-name="P29"><text:span text:style-name="T26">&gt;</text:span><text:span text:style-name="T25"> </text:span><text:span text:style-name="T26">(</text:span><text:span text:style-name="T27">3</text:span><text:span text:style-name="T26">, </text:span><text:span text:style-name="T27">2</text:span><text:span text:style-name="T26">) </text:span><text:span text:style-name="T27">= 2 </text:span><text:span text:style-name="T28">s</text:span><text:span text:style-name="T16">olution</text:span></text:p>
            </text:list-item>
          </text:list>
        </text:list-item>
      </text:list>
      <text:p text:style-name="P20"/>
      <text:p text:style-name="P58">IDS</text:p>
      <text:list xml:id="list4264602863262156021" text:style-name="L2">
        <text:list-item>
          <text:p text:style-name="P47"><text:span text:style-name="T8">D = 0</text:span></text:p>
          <text:list>
            <text:list-item>
              <text:p text:style-name="P32"><text:span text:style-name="T24">(1, 2)</text:span></text:p>
            </text:list-item>
            <text:list-item>
              <text:p text:style-name="P32"><text:span text:style-name="T15">no solution</text:span></text:p>
            </text:list-item>
          </text:list>
        </text:list-item>
        <text:list-item>
          <text:p text:style-name="P31"><text:span text:style-name="T24">D = 1</text:span></text:p>
          <text:list>
            <text:list-item>
              <text:p text:style-name="P22"><text:span text:style-name="T24">(1, 2)</text:span></text:p>
              <text:list>
                <text:list-item>
                  <text:p text:style-name="P47">^ (1, 1)</text:p>
                </text:list-item>
                <text:list-item>
                  <text:p text:style-name="P35">&gt; (2, 2)</text:p>
                </text:list-item>
              </text:list>
            </text:list-item>
            <text:list-item>
              <text:p text:style-name="P32"><text:span text:style-name="T15">no solution</text:span></text:p>
            </text:list-item>
          </text:list>
        </text:list-item>
        <text:list-item>
          <text:p text:style-name="P32"><text:span text:style-name="T24">D = </text:span><text:span text:style-name="T28">2</text:span></text:p>
          <text:list>
            <text:list-item>
              <text:p text:style-name="P23"><text:span text:style-name="T24">(1, 2)</text:span></text:p>
              <text:list>
                <text:list-item>
                  <text:p text:style-name="P48">^ (1, 1)</text:p>
                  <text:list>
                    <text:list-item>
                      <text:p text:style-name="P24"><text:span text:style-name="T25">v </text:span><text:span text:style-name="T28">(1, 2) </text:span><text:span text:style-name="T17">already visited</text:span></text:p>
                    </text:list-item>
                    <text:list-item>
                      <text:p text:style-name="P23"><text:span text:style-name="T26">&gt;</text:span><text:span text:style-name="T25"> </text:span><text:span text:style-name="T26">(2, 1)</text:span></text:p>
                    </text:list-item>
                  </text:list>
                </text:list-item>
                <text:list-item>
                  <text:p text:style-name="P36">&gt; (2, 2)</text:p>
                  <text:list>
                    <text:list-item>
                      <text:p text:style-name="P25"><text:span text:style-name="T25">^ </text:span><text:span text:style-name="T29">(2, 1) </text:span><text:span text:style-name="T17">already visited</text:span></text:p>
                    </text:list-item>
                    <text:list-item>
                      <text:p text:style-name="P25"><text:span text:style-name="T26">&lt;</text:span><text:span text:style-name="T25"> </text:span><text:span text:style-name="T29">(1, 2) </text:span><text:span text:style-name="T17">already visited</text:span></text:p>
                    </text:list-item>
                    <text:list-item>
                      <text:p text:style-name="P25"><text:span text:style-name="T26">&gt;</text:span><text:span text:style-name="T25"> </text:span><text:span text:style-name="T31">(3, 2)</text:span></text:p>
                    </text:list-item>
                  </text:list>
                </text:list-item>
              </text:list>
            </text:list-item>
            <text:list-item>
              <text:p text:style-name="P32"><text:span text:style-name="T15">solution</text:span></text:p>
            </text:list-item>
          </text:list>
        </text:list-item>
      </text:list>
      <text:p text:style-name="P20"/>
      <text:p text:style-name="P58">DLDFS</text:p>
      <text:list xml:id="list2931817639590172875" text:style-name="L3">
        <text:list-item>
          <text:p text:style-name="P37">(1, 2)</text:p>
          <text:list>
            <text:list-item>
              <text:p text:style-name="P38">^ (1, 1)</text:p>
              <text:list>
                <text:list-item>
                  <text:p text:style-name="P38">^ <text:span text:style-name="T14">not possible</text:span></text:p>
                </text:list-item>
                <text:list-item>
                  <text:p text:style-name="P38">v <text:span text:style-name="T14">already visited</text:span></text:p>
                </text:list-item>
                <text:list-item>
                  <text:p text:style-name="P38">&lt; <text:span text:style-name="T14">not possible</text:span></text:p>
                </text:list-item>
                <text:list-item>
                  <text:p text:style-name="P38">&gt;<text:span text:style-name="T33"> (2, 1)</text:span></text:p>
                  <text:list>
                    <text:list-item>
                      <text:p text:style-name="P38">^ <text:span text:style-name="T14">not possible</text:span></text:p>
                    </text:list-item>
                    <text:list-item>
                      <text:p text:style-name="P38">v <text:span text:style-name="T33">(2, 2)</text:span></text:p>
                      <text:list>
                        <text:list-item>
                          <text:p text:style-name="P38"><text:span text:style-name="T33">^ </text:span><text:span text:style-name="T14">already visited</text:span></text:p>
                        </text:list-item>
                        <text:list-item>
                          <text:p text:style-name="P38"><text:span text:style-name="T14">v not possible</text:span></text:p>
                        </text:list-item>
                        <text:list-item>
                          <text:p text:style-name="P38"><text:span text:style-name="T14">&lt; already visited</text:span></text:p>
                        </text:list-item>
                        <text:list-item>
                          <text:p text:style-name="P38"><text:span text:style-name="T14">&gt; </text:span><text:span text:style-name="T34">(3, 2) </text:span><text:span text:style-name="T12">sol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UCS</text:p>
      <text:list xml:id="list2147607354817555409" text:style-name="L4">
        <text:list-item>
          <text:p text:style-name="P49"><text:span text:style-name="T9">(1, 2) = 0</text:span></text:p>
          <text:list>
            <text:list-item>
              <text:p text:style-name="P39">^ (1, 1) = 0 + 1 = 1</text:p>
            </text:list-item>
            <text:list-item>
              <text:p text:style-name="P39">&gt; (2, 2) = 0 + 5 = 5</text:p>
            </text:list-item>
          </text:list>
        </text:list-item>
        <text:list-item>
          <text:p text:style-name="P39">(1, 1) = 1</text:p>
          <text:list>
            <text:list-item>
              <text:p text:style-name="P39">&gt; (2, 1) = 1 + 2 = 3</text:p>
            </text:list-item>
          </text:list>
        </text:list-item>
        <text:list-item>
          <text:p text:style-name="P39">(2, 1) = 3</text:p>
          <text:list>
            <text:list-item>
              <text:p text:style-name="P39">&gt; (3, 1) = 3 + 1 = 4</text:p>
            </text:list-item>
          </text:list>
        </text:list-item>
        <text:list-item>
          <text:p text:style-name="P39">(3, 1) = 4</text:p>
          <text:list>
            <text:list-item>
              <text:p text:style-name="P39">v (3, 2) = 4 <text:span text:style-name="T12">solution</text:span></text:p>
            </text:list-item>
          </text:list>
        </text:list-item>
      </text:list>
      <text:p text:style-name="P20"/>
      <text:p text:style-name="P58">GBFS <text:span text:style-name="T35">(Euclidean)</text:span></text:p>
      <text:list xml:id="list303137224676526962" text:style-name="L5">
        <text:list-item>
          <text:p text:style-name="P50">(1, 2) = 2</text:p>
          <text:list>
            <text:list-item>
              <text:p text:style-name="P40">^ (1, 1) = 2,24…</text:p>
            </text:list-item>
            <text:list-item>
              <text:p text:style-name="P40">&gt; (2, 2) = 1</text:p>
            </text:list-item>
          </text:list>
        </text:list-item>
        <text:list-item>
          <text:p text:style-name="P40">(2, 2)</text:p>
          <text:list>
            <text:list-item>
              <text:p text:style-name="P40">^ (2, 1) = <text:s/>1,41…</text:p>
            </text:list-item>
            <text:list-item>
              <text:p text:style-name="P40">&lt; <text:span text:style-name="T14">already visited</text:span></text:p>
            </text:list-item>
            <text:list-item>
              <text:p text:style-name="P43"><text:span text:style-name="T32">&gt; </text:span>(3, 1) = 0 <text:span text:style-name="T12">solution</text:span></text:p>
            </text:list-item>
          </text:list>
        </text:list-item>
      </text:list>
      <text:p text:style-name="P21">ASTAR <text:span text:style-name="T35">(Euclidean)</text:span></text:p>
      <text:list xml:id="list5880464903107065246" text:style-name="L6">
        <text:list-item>
          <text:p text:style-name="P51"><text:span text:style-name="T6">(1, 2) = 0 </text:span><text:span text:style-name="T5">(cost)</text:span></text:p>
          <text:list>
            <text:list-item>
              <text:p text:style-name="P41">^ (1, 1) = 2,24… + (0 + 1) = 3,24…</text:p>
            </text:list-item>
            <text:list-item>
              <text:p text:style-name="P41">&gt; (2, 2) = 1 + (0 + 5) = 6</text:p>
            </text:list-item>
          </text:list>
        </text:list-item>
        <text:list-item>
          <text:p text:style-name="P41">(1, 1) = 1</text:p>
          <text:list>
            <text:list-item>
              <text:p text:style-name="P41">v <text:span text:style-name="T14">already visited</text:span></text:p>
            </text:list-item>
            <text:list-item>
              <text:p text:style-name="P44"><text:span text:style-name="T32">&gt; </text:span>(2, 1) = 1,41… + (1 + 2) = 4,41</text:p>
            </text:list-item>
          </text:list>
        </text:list-item>
        <text:list-item>
          <text:p text:style-name="P44">(2, 1) = 3</text:p>
          <text:list>
            <text:list-item>
              <text:p text:style-name="P44">v (2, 2) = 1 + (3 + 5) = 9</text:p>
            </text:list-item>
            <text:list-item>
              <text:p text:style-name="P44">&gt; (3, 1) = 1 + (3 + 1) = 5</text:p>
            </text:list-item>
          </text:list>
        </text:list-item>
        <text:list-item>
          <text:p text:style-name="P44">(3, 1) = 4</text:p>
          <text:list>
            <text:list-item>
              <text:p text:style-name="P45">v (3, 2) = 0 + ( 5 + 0) = 5 <text:span text:style-name="T12">soluti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ourceSansPro-Bold" svg:font-family="SourceSansPro-Bold" style:font-family-generic="roman" style:font-pitch="variable"/>
    <style:font-face style:name="SourceSansPro-Regular" svg:font-family="SourceSansPro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Illustration_20_Index_20_1" style:display-name="Illustration Index 1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Numbering_20_1" style:display-name="Numbering 1" style:family="paragraph" style:parent-style-name="List" style:class="list">
      <style:text-properties fo:color="#808080" fo:background-color="transparent"/>
    </style:style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23:38.391000000</meta:creation-date>
    <dc:date>2015-11-02T00:29:32.437000000</dc:date>
    <meta:editing-duration>PT3H11M1S</meta:editing-duration>
    <meta:editing-cycles>54</meta:editing-cycles>
    <meta:generator>LibreOffice/5.0.2.2$Windows_X86_64 LibreOffice_project/37b43f919e4de5eeaca9b9755ed688758a8251fe</meta:generator>
    <meta:document-statistic meta:table-count="0" meta:image-count="0" meta:object-count="0" meta:page-count="6" meta:paragraph-count="104" meta:word-count="786" meta:character-count="3514" meta:non-whitespace-character-count="2900"/>
  </office:meta>
</office:document-meta>
</file>